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0.679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3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43">
      <style:table-cell-properties fo:background-color="#ff3838" style:vertical-align="middle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43">
      <style:table-cell-properties style:vertical-align="middle"/>
      <style:text-properties style:font-name="Calibri" fo:font-size="12pt" style:font-size-asian="12pt" style:font-size-complex="12pt"/>
    </style:style>
    <style:style style:name="ce3" style:family="table-cell" style:parent-style-name="Default" style:data-style-name="N43">
      <style:table-cell-properties fo:background-color="#ffe994" style:text-align-source="fix" style:repeat-content="false" fo:border="0.06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4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5" style:family="table-cell" style:parent-style-name="Default">
      <style:table-cell-properties style:vertical-align="middle"/>
      <style:text-properties style:font-name="Calibri" fo:font-size="12pt" style:font-size-asian="12pt" style:font-size-complex="12pt"/>
    </style:style>
    <style:style style:name="ce6" style:family="table-cell" style:parent-style-name="Default" style:data-style-name="N43">
      <style:table-cell-properties fo:background-color="#ffe994" style:text-align-source="fix" style:repeat-content="false" fo:border="0.06pt solid #000000" style:vertical-align="middle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7" style:family="table-cell" style:parent-style-name="Default" style:data-style-name="N43">
      <style:table-cell-properties fo:border-bottom="0.06pt solid #000000" fo:border-left="none" fo:border-right="none" fo:border-top="none" style:vertical-align="middle"/>
      <style:text-properties style:font-name="Calibri" fo:font-size="12pt" style:font-size-asian="12pt" style:font-size-complex="12pt"/>
    </style:style>
    <style:style style:name="ce8" style:family="table-cell" style:parent-style-name="Default" style:data-style-name="N43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9" style:family="table-cell" style:parent-style-name="Default" style:data-style-name="N43">
      <style:table-cell-properties fo:border-bottom="0.74pt ridge #000000" fo:border-left="none" fo:border-right="none" fo:border-top="none" style:vertical-align="middle"/>
      <style:text-properties style:font-name="Calibri" fo:font-size="12pt" style:font-size-asian="12pt" style:font-size-complex="12pt"/>
    </style:style>
    <style:style style:name="ce10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14" style:family="table-cell" style:parent-style-name="Default">
      <style:table-cell-properties fo:border-bottom="0.74pt ridg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Calibri" fo:font-size="12pt" style:font-size-asian="12pt" style:font-size-complex="12pt"/>
    </style:style>
    <style:style style:name="ce17" style:family="table-cell" style:parent-style-name="Default">
      <style:table-cell-properties style:vertical-align="middle"/>
      <style:text-properties fo:color="#c9211e" style:font-name="Calibri" fo:font-size="12pt" style:font-size-asian="12pt" style:font-size-complex="12pt"/>
    </style:style>
    <style:style style:name="ce18" style:family="table-cell" style:parent-style-name="Default">
      <style:table-cell-properties fo:border-bottom="0.74pt ridge #000000" fo:border-left="none" fo:border-right="none" fo:border-top="none" style:vertical-align="middle"/>
      <style:text-properties style:font-name="Calibri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4pt" style:font-size-asian="14pt" style:font-size-complex="14pt"/>
    </style:style>
    <style:style style:name="ce20" style:family="table-cell" style:parent-style-name="Default">
      <style:table-cell-properties style:vertical-align="middle"/>
      <style:text-properties style:font-name="Calibri" fo:font-size="14pt" style:font-size-asian="14pt" style:font-size-complex="14pt"/>
    </style:style>
    <style:style style:name="ce21" style:family="table-cell" style:parent-style-name="Default" style:data-style-name="N37">
      <style:table-cell-properties style:vertical-align="middle"/>
      <style:text-properties style:font-name="Calibri" fo:font-size="12pt" style:font-size-asian="12pt" style:font-size-complex="12pt"/>
    </style:style>
    <style:style style:name="ce22" style:family="table-cell" style:parent-style-name="Default">
      <style:table-cell-properties fo:border="none" style:vertical-align="middle"/>
      <style:text-properties style:font-name="Calibri" fo:font-size="12pt" style:font-size-asian="12pt" style:font-size-complex="12pt"/>
    </style:style>
    <style:style style:name="ce23" style:family="table-cell" style:parent-style-name="Default">
      <style:table-cell-properties fo:background-color="transparent" style:vertical-align="middle"/>
      <style:text-properties style:font-name="Calibri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Calibri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Calibri" fo:font-size="12pt" style:font-size-asian="12pt" style:font-size-complex="12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fo:font-family="Arial" style:font-family-generic="swiss" style:font-pitch="variab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fo:font-family="Arial" style:font-family-generic="swiss" style:font-pitch="variab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fo:font-family="Arial" style:font-family-generic="swiss" style:font-pitch="variab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0% 100%" fo:font-family="Arial" style:font-family-generic="swiss" style:font-pitch="variab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1"/>
        <table:table-column table:style-name="co3" table:default-cell-style-name="ce5"/>
        <table:table-column table:style-name="co2" table:default-cell-style-name="ce11"/>
        <table:table-column table:style-name="co4" table:default-cell-style-name="ce5"/>
        <table:table-column table:style-name="co5" table:default-cell-style-name="ce5"/>
        <table:table-column table:style-name="co6" table:default-cell-style-name="ce25"/>
        <table:table-column table:style-name="co7" table:number-columns-repeated="1017" table:default-cell-style-name="ce5"/>
        <table:table-row table:style-name="ro1">
          <table:table-cell table:style-name="ce1" office:value-type="string" calcext:value-type="string">
            <text:p>NH TRAINERS IN FORM</text:p>
          </table:table-cell>
          <table:table-cell table:style-name="ce10"/>
          <table:table-cell table:style-name="ce15" office:value-type="string" calcext:value-type="string">
            <text:p>(Racing Post)</text:p>
          </table:table-cell>
          <table:table-cell table:style-name="ce19" table:number-columns-repeated="2"/>
          <table:table-cell table:style-name="ce20"/>
          <table:table-cell table:style-name="ce24"/>
          <table:table-cell table:style-name="ce20" table:number-columns-repeated="1017"/>
        </table:table-row>
        <table:table-row table:style-name="ro2">
          <table:table-cell/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Class</text:p>
          </table:table-cell>
          <table:table-cell table:style-name="ce11"/>
          <table:table-cell table:style-name="ce21"/>
          <table:table-cell table:number-columns-repeated="1018"/>
        </table:table-row>
        <table:table-row table:style-name="ro2">
          <table:table-cell table:style-name="ce3" office:value-type="date" office:date-value="2022-10-29" calcext:value-type="date">
            <text:p>Sat 29 October 2022</text:p>
          </table:table-cell>
          <table:table-cell table:number-columns-repeated="3"/>
          <table:table-cell table:style-name="ce11"/>
          <table:table-cell table:style-name="Default"/>
          <table:table-cell office:value-type="string" calcext:value-type="string">
            <office:annotation draw:style-name="gr1" draw:text-style-name="P2" svg:width="2.899cm" svg:height="3.756cm" svg:x="17.886cm" svg:y="0.238cm" draw:caption-point-x="-0.61cm" draw:caption-point-y="0.913cm">
              <dc:date>2022-10-30T00:00:00</dc:date>
              <text:p text:style-name="P1"><text:span text:style-name="T1">Operation: </text:span></text:p>
              <text:p text:style-name="P1"><text:span text:style-name="T1">Copy cells down and add name to column cells on the left.</text:span></text:p>
              <text:p text:style-name="P1"><text:span text:style-name="T1">Expand or move cell range as required. </text:span></text:p>
              <text:p text:style-name="P1"><text:span text:style-name="T1"/></text:p>
            </office:annotation>
            <text:p>Tally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2">
          <table:table-cell table:style-name="ce4" office:value-type="string" calcext:value-type="string">
            <text:p>Wetherby</text:p>
          </table:table-cell>
          <table:table-cell/>
          <table:table-cell table:style-name="ce11" office:value-type="string" calcext:value-type="string">
            <text:p>Ascot</text:p>
          </table:table-cell>
          <table:table-cell/>
          <table:table-cell table:style-name="ce11"/>
          <table:table-cell table:style-name="ce2" office:value-type="string" calcext:value-type="string">
            <text:p>Paul Nicholls</text:p>
          </table:table-cell>
          <table:table-cell table:formula="of:=COUNTIF([.$A$5:.$D$201];[.F4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an 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gel Twiston-Davies</text:p>
          </table:table-cell>
          <table:table-cell office:value-type="float" office:value="3" calcext:value-type="float">
            <text:p>3</text:p>
          </table:table-cell>
          <table:table-cell table:style-name="ce11"/>
          <table:table-cell table:style-name="ce2" office:value-type="string" calcext:value-type="string">
            <text:p>Dan Skelton</text:p>
          </table:table-cell>
          <table:table-cell table:formula="of:=COUNTIF([.$A$5:.$D$201];[.F5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147cm" svg:y="1.228cm" draw:caption-point-x="-0.61cm" draw:caption-point-y="1.511cm">
              <dc:date>2022-10-30T00:00:00</dc:date>
              <text:p text:style-name="P1"><text:span text:style-name="T1">2</text:span><text:span text:style-name="T2">nd &lt;= nk </text:span></text:p>
              <text:p text:style-name="P1"><text:span text:style-name="T2"/></text:p>
            </office:annotation>
            <text:p>Lucy Wad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 Gordon</text:p>
          </table:table-cell>
          <table:table-cell office:value-type="float" office:value="2" calcext:value-type="float">
            <text:p>2</text:p>
          </table:table-cell>
          <table:table-cell table:style-name="ce11"/>
          <table:table-cell office:value-type="string" calcext:value-type="string">
            <text:p>David Pipe</text:p>
          </table:table-cell>
          <table:table-cell table:formula="of:=COUNTIF([.$A$5:.$D$201];[.F6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n Skel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ul Nicholls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style-name="ce22" office:value-type="string" calcext:value-type="string">
            <text:p>Nicky Henderson</text:p>
          </table:table-cell>
          <table:table-cell table:formula="of:=COUNTIF([.$A$5:.$D$201];[.F7])" office:value-type="float" office:value="82" calcext:value-type="float">
            <text:p>8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n Skel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 Thomas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office:value-type="string" calcext:value-type="string">
            <text:p>Joe Tizzard</text:p>
          </table:table-cell>
          <table:table-cell table:formula="of:=COUNTIF([.$A$5:.$D$201];[.F8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ul Nicho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 Gordon</text:p>
          </table:table-cell>
          <table:table-cell office:value-type="float" office:value="3" calcext:value-type="float">
            <text:p>3</text:p>
          </table:table-cell>
          <table:table-cell table:style-name="ce11"/>
          <table:table-cell table:style-name="ce2" office:value-type="string" calcext:value-type="string">
            <text:p>Chris Gordon</text:p>
          </table:table-cell>
          <table:table-cell table:formula="of:=COUNTIF([.$A$5:.$D$201];[.F9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jade Coll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ma Lavelle</text:p>
          </table:table-cell>
          <table:table-cell office:value-type="float" office:value="4" calcext:value-type="float">
            <text:p>4</text:p>
          </table:table-cell>
          <table:table-cell table:style-name="ce11"/>
          <table:table-cell table:style-name="ce2" office:value-type="string" calcext:value-type="string">
            <text:p>Alan King</text:p>
          </table:table-cell>
          <table:table-cell table:formula="of:=COUNTIF([.$A$5:.$D$201];[.F10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147cm" svg:y="3.875cm" draw:caption-point-x="-0.61cm" draw:caption-point-y="1.51cm">
              <dc:date>2022-10-30T00:00:00</dc:date>
              <text:p text:style-name="P1"><text:span text:style-name="T1">2</text:span><text:span text:style-name="T2">nd &lt;= nk </text:span></text:p>
              <text:p text:style-name="P1"><text:span text:style-name="T2"/></text:p>
            </office:annotation>
            <text:p>Alan 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 Gordon</text:p>
          </table:table-cell>
          <table:table-cell table:style-name="ce12" office:value-type="float" office:value="4" calcext:value-type="float">
            <text:p>4</text:p>
          </table:table-cell>
          <table:table-cell table:style-name="ce11"/>
          <table:table-cell office:value-type="string" calcext:value-type="string">
            <text:p>Sandy Thomson</text:p>
          </table:table-cell>
          <table:table-cell table:formula="of:=COUNTIF([.$A$5:.$D$201];[.F11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il Mulhol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ul Nicholl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ergal O’Brien</text:p>
          </table:table-cell>
          <table:table-cell table:formula="of:=COUNTIF([.$A$5:.$D$201];[.F12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n Skelton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office:value-type="string" calcext:value-type="string">
            <text:p>Jeremy Scott</text:p>
          </table:table-cell>
          <table:table-cell table:formula="of:=COUNTIF([.$A$5:.$D$201];[.F13]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22-10-30" calcext:value-type="date">
            <text:p>Sun 30 October 2022</text:p>
          </table:table-cell>
          <table:table-cell table:number-columns-repeated="4"/>
          <table:table-cell office:value-type="string" calcext:value-type="string">
            <text:p>Emma Lavelle</text:p>
          </table:table-cell>
          <table:table-cell table:formula="of:=COUNTIF([.$A$5:.$D$201];[.F14]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Carlisle</text:p>
          </table:table-cell>
          <table:table-cell/>
          <table:table-cell table:style-name="ce11" office:value-type="string" calcext:value-type="string">
            <text:p>Huntingdon</text:p>
          </table:table-cell>
          <table:table-cell table:number-columns-repeated="2"/>
          <table:table-cell table:style-name="ce23" office:value-type="string" calcext:value-type="string">
            <text:p>Sam Thomas</text:p>
          </table:table-cell>
          <table:table-cell table:formula="of:=COUNTIF([.$A$5:.$D$201];[.F15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chie Wat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cky Henderson (w/o)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Donald McCain</text:p>
          </table:table-cell>
          <table:table-cell table:formula="of:=COUNTIF([.$A$5:.$D$201];[.F16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njo O’Ne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art Edmond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Susan Corbet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 Forbe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el Twiston-Dav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gal O’Brie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am Thom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iver Greenal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cky Richar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y Irvin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rk Walford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22-10-31" calcext:value-type="date">
            <text:p>Mon 31 October 2022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Plumpton</text:p>
          </table:table-cell>
          <table:table-cell/>
          <table:table-cell table:style-name="ce11" office:value-type="string" calcext:value-type="string">
            <text:p>Herefo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lton Harr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jo O’Neil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oe T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rgal O’Brie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oe T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e Tizzar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ris Gord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l Mulhollan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by Law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m Lace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an 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rgal O’Brie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ry Mo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tin Keighle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" office:value-type="date" office:date-value="2022-11-01" calcext:value-type="date">
            <text:p>Tue 1 November 2022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Warwic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e Tizzard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uart Edmond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l Nicholl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astair Ralph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rlie Longsdon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y Murphy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ky Henderson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22-11-02" calcext:value-type="date">
            <text:p>Wed 2 November 2022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hepstow</text:p>
          </table:table-cell>
          <table:table-cell/>
          <table:table-cell table:style-name="ce11" office:value-type="string" calcext:value-type="string">
            <text:p>Musselburg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oe T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cky Richard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vid Pi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art Colther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l Nicho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ald McC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l Nicho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art Colthe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amie Snow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y Thomso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am <text:s/>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 Denni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ex Ha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B Crawfo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l Nicholls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22-11-03" calcext:value-type="date">
            <text:p>Thu 3 November 2022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Ludlow</text:p>
          </table:table-cell>
          <table:table-cell table:style-name="ce12"/>
          <table:table-cell table:style-name="ce11" office:value-type="string" calcext:value-type="string">
            <text:p>Newbury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Fergal O’Bri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iver Greenall &amp; Josh Guerrier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vid Pi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vid Pip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am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ul Nicholl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onjo O’Ne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y Murph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Nigel Twiston-Dav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emy Scot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nry Da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n Pualin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7"/>
          <table:table-cell table:style-name="ce13"/>
          <table:table-cell table:style-name="ce16" office:value-type="string" calcext:value-type="string">
            <text:p>Nicky Henderson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edgefield</text:p>
          </table:table-cell>
          <table:table-cell/>
          <table:table-cell table:style-name="ce11"/>
          <table:table-cell table:number-columns-repeated="1021"/>
        </table:table-row>
        <table:table-row table:style-name="ro2">
          <table:table-cell office:value-type="string" calcext:value-type="string">
            <text:p>Danny Brook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nald McCain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n Duffield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nny Brook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Oliver Greenall &amp; Josh Guerriero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22-11-04" calcext:value-type="date">
            <text:p>Fri 4 November 2022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Exeter</text:p>
          </table:table-cell>
          <table:table-cell/>
          <table:table-cell table:style-name="ce11" office:value-type="string" calcext:value-type="string">
            <text:p>Fontwe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ul Nichol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emy Scot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l Nichol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y Moor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eiran Bur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m Baile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ilip Hob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 Hobso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ilip Hob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hony Honeybal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l Nicho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 Gordo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Kim Bailey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Jim Boyl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Hexha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cinda Russell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n Skelton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cinda Russell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se Dobbin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san Corbett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m England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22-11-05" calcext:value-type="date">
            <text:p>Sat 5 November 2022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Aintree</text:p>
          </table:table-cell>
          <table:table-cell/>
          <table:table-cell table:style-name="ce11" office:value-type="string" calcext:value-type="string">
            <text:p>Kels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vid Pi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 Thomso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vid Pi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art Coulther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ly Murp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y Thomso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am Thom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dy Thomso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eremy Sco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Ewar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ly Murp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y Thomso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Richard Bandey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string" calcext:value-type="string">
            <text:p>Ewan Whillans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incant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an Kin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ma Lavell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l Nicholl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l Nicholl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l Nichol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l Nicholl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rren Greatrex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22-11-06" calcext:value-type="date">
            <text:p>Sun 6 November 2022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Ffos Las</text:p>
          </table:table-cell>
          <table:table-cell/>
          <table:table-cell table:style-name="ce11" office:value-type="string" calcext:value-type="string">
            <text:p>Sandow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n Skel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 Nicholl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muel Drinkwa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ul Nicholl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van Willia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mie Snowde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hony Honeyball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other races abandon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im Bailey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 Bandey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njo O’Neill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22-11-07" calcext:value-type="date">
            <text:p>Mon 7 November 2022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Kempt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ky Henderson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 Vaughan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n Pauling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n Skelton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ky Henderson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ky Henderson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ry Fry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22-11-08" calcext:value-type="date">
            <text:p>Tue 8 November 2022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Hereford</text:p>
          </table:table-cell>
          <table:table-cell/>
          <table:table-cell table:style-name="ce11" office:value-type="string" calcext:value-type="string">
            <text:p>Huntingd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lie Longsd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cy Wadha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nry Da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m Sl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l Nicho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cky Henderso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an Elli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n Paulin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m Lac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ilip McBrid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ma Lavel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e Gues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Mel Rowley</text:p>
          </table:table-cell>
          <table:table-cell table:style-name="ce14" office:value-type="float" office:value="5" calcext:value-type="float">
            <text:p>5</text:p>
          </table:table-cell>
          <table:table-cell table:style-name="ce18"/>
          <table:table-cell table:style-name="ce14"/>
          <table:table-cell table:number-columns-repeated="1020"/>
        </table:table-row>
        <table:table-row table:style-name="ro2">
          <table:table-cell table:style-name="ce4" office:value-type="string" calcext:value-type="string">
            <text:p>Lingfiel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r Mark Prescott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ry Moor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ry Moor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by Lawe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ry Moor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ian Barr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vid Pip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22-11-09" calcext:value-type="date">
            <text:p>Wed 9 November 2022</text:p>
          </table:table-cell>
          <table:table-cell table:number-columns-repeated="1023"/>
        </table:table-row>
        <table:table-row table:style-name="ro2">
          <table:table-cell table:style-name="ce4"/>
          <table:table-cell/>
          <table:table-cell table:style-name="ce11"/>
          <table:table-cell table:number-columns-repeated="1021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9">
      <number:day/>
      <number:text>-</number:text>
      <number:month/>
      <number:text>-</number:text>
      <number:year number:style="long"/>
    </number:date-style>
    <number:number-style style:name="N120">
      <number:fraction number:min-integer-digits="0" number:min-numerator-digits="1" loext:max-numerator-digits="1" number:min-denominator-digits="1" number:max-denominator-value="9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29">
      <number:day/>
      <number:text> </number:text>
      <number:month number:textual="true"/>
    </number:date-style>
    <number:date-style style:name="N130">
      <number:day/>
      <number:text>-</number:text>
      <number:month number:textual="true"/>
    </number:date-style>
    <number:number-style style:name="N131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 number:title="User-defined">
      <number:fraction number:min-integer-digits="0" number:min-numerator-digits="1" loext:max-numerator-digits="1" number:min-denominator-digits="2" number:max-denominator-value="99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6">
      <number:number number:decimal-places="15" number:min-decimal-places="15" number:min-integer-digits="1"/>
    </number:number-style>
    <number:number-style style:name="N137" number:title="User-defined">
      <number:fraction number:min-numerator-digits="1" loext:max-numerator-digits="1" number:min-denominator-digits="2" number:max-denominator-value="99"/>
    </number:number-style>
    <number:time-style style:name="N138">
      <number:hours/>
      <number:text>:</number:text>
      <number:minutes number:style="long"/>
    </number:time-style>
    <number:currency-style style:name="N139">
      <number:text>Stake to win </number:text>
      <number:currency-symbol/>
      <number:number number:decimal-places="1" number:min-decimal-places="0" number:min-integer-digits="0" number:decimal-replacement=""/>
    </number:currency-style>
    <number:number-style style:name="N140">
      <number:text>Stake to win £</number:text>
      <number:number number:decimal-places="1" number:min-decimal-places="0" number:min-integer-digits="0" number:decimal-replacement=""/>
    </number:number-style>
    <number:currency-style style:name="N141">
      <number:text>Stake </number:text>
      <number:currency-symbol/>
      <number:number number:decimal-places="2" number:min-decimal-places="0" number:min-integer-digits="0" number:decimal-replacement=""/>
    </number:currency-style>
    <number:number-style style:name="N142">
      <number:text>Stake £</number:text>
      <number:number number:decimal-places="2" number:min-decimal-places="0" number:min-integer-digits="0" number:decimal-replacement=""/>
    </number:number-style>
    <number:number-style style:name="N143">
      <number:text>Stake to win £</number:text>
      <number:number number:decimal-places="2" number:min-decimal-places="0" number:min-integer-digits="0" number:decimal-replacement=""/>
    </number:number-style>
    <number:number-style style:name="N144">
      <number:text>Stake to&amp; win £</number:text>
      <number:number number:decimal-places="2" number:min-decimal-places="0" number:min-integer-digits="0" number:decimal-replacement=""/>
    </number:number-style>
    <number:number-style style:name="N145">
      <number:text>Stakes to win £</number:text>
      <number:number number:decimal-places="2" number:min-decimal-places="0" number:min-integer-digits="0" number:decimal-replacement=""/>
    </number:number-style>
    <number:number-style style:name="N146">
      <number:text>No. </number:text>
      <number:number number:decimal-places="0" number:min-decimal-places="0" number:min-integer-digits="0"/>
    </number:number-style>
    <number:number-style style:name="N147">
      <number:number number:decimal-places="0" number:min-decimal-places="0" number:min-integer-digits="0"/>
      <number:text>/1</number:text>
    </number:number-style>
    <number:number-style style:name="N148">
      <number:fraction number:min-integer-digits="0" number:min-numerator-digits="1" loext:max-numerator-digits="1" number:denominator-value="4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9T13:16:36.029000000</meta:creation-date>
    <dc:date>2022-11-09T13:18:47.630000000</dc:date>
    <meta:editing-duration>PT2M12S</meta:editing-duration>
    <meta:editing-cycles>1</meta:editing-cycles>
    <meta:document-statistic meta:table-count="1" meta:cell-count="392" meta:object-count="0"/>
    <meta:generator>LibreOffice/7.4.2.3$Windows_X86_64 LibreOffice_project/382eef1f22670f7f4118c8c2dd222ec7ad009daf</meta:generator>
  </office:meta>
</office:document-meta>
</file>